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6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+B?</text:p>
      <text:section text:style-name="Sect1" text:name="pageContent">
        <text:p text:style-name="P6">time limit per test</text:p>
        <text:p text:style-name="P7">2 seconds</text:p>
        <text:p text:style-name="P6">memory limit per test</text:p>
        <text:p text:style-name="P7">512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You are given an expression of the form <text:bookmark text:name="MathJax-Element-1-Frame"/><text:bookmark text:name="MathJax-Span-1"/><text:bookmark text:name="MathJax-Span-2"/><text:bookmark text:name="MathJax-Span-3"/><text:span text:style-name="T1">a</text:span><text:bookmark text:name="MathJax-Span-4"/><text:bookmark text:name="MathJax-Span-5"/><text:bookmark text:name="MathJax-Span-6"/><text:span text:style-name="T2">+</text:span><text:bookmark text:name="MathJax-Span-7"/><text:span text:style-name="T1">b</text:span><text:span text:style-name="T3">�+�</text:span>, where <text:bookmark text:name="MathJax-Element-2-Frame"/><text:bookmark text:name="MathJax-Span-8"/><text:bookmark text:name="MathJax-Span-9"/><text:bookmark text:name="MathJax-Span-10"/><text:span text:style-name="T1">a</text:span><text:span text:style-name="T3">�</text:span> and <text:bookmark text:name="MathJax-Element-3-Frame"/><text:bookmark text:name="MathJax-Span-11"/><text:bookmark text:name="MathJax-Span-12"/><text:bookmark text:name="MathJax-Span-13"/><text:span text:style-name="T1">b</text:span><text:span text:style-name="T3">�</text:span> are integers from <text:bookmark text:name="MathJax-Element-4-Frame"/><text:bookmark text:name="MathJax-Span-14"/><text:bookmark text:name="MathJax-Span-15"/><text:bookmark text:name="MathJax-Span-16"/><text:span text:style-name="T2">0</text:span><text:span text:style-name="T3">0</text:span> to <text:bookmark text:name="MathJax-Element-5-Frame"/><text:bookmark text:name="MathJax-Span-17"/><text:bookmark text:name="MathJax-Span-18"/><text:bookmark text:name="MathJax-Span-19"/><text:span text:style-name="T2">9</text:span><text:span text:style-name="T3">9</text:span>. You have to evaluate it and print the result.</text:p>
        <text:p text:style-name="P11">Input</text:p>
        <text:p text:style-name="P8">The first line contains one integer <text:bookmark text:name="MathJax-Element-6-Frame"/><text:bookmark text:name="MathJax-Span-20"/><text:bookmark text:name="MathJax-Span-21"/><text:bookmark text:name="MathJax-Span-22"/><text:span text:style-name="T1">t</text:span><text:span text:style-name="T3">�</text:span> (<text:bookmark text:name="MathJax-Element-7-Frame"/><text:bookmark text:name="MathJax-Span-23"/><text:bookmark text:name="MathJax-Span-24"/><text:bookmark text:name="MathJax-Span-25"/><text:span text:style-name="T2">1</text:span><text:bookmark text:name="MathJax-Span-26"/><text:span text:style-name="T4">≤</text:span><text:bookmark text:name="MathJax-Span-27"/><text:span text:style-name="T1">t</text:span><text:bookmark text:name="MathJax-Span-28"/><text:span text:style-name="T4">≤</text:span><text:bookmark text:name="MathJax-Span-29"/><text:span text:style-name="T2">100</text:span><text:span text:style-name="T3">1≤�≤100</text:span>) — the number of test cases.</text:p>
        <text:p text:style-name="P8">Each test case consists of one line containing an expression of the form <text:bookmark text:name="MathJax-Element-8-Frame"/><text:bookmark text:name="MathJax-Span-30"/><text:bookmark text:name="MathJax-Span-31"/><text:bookmark text:name="MathJax-Span-32"/><text:span text:style-name="T1">a</text:span><text:bookmark text:name="MathJax-Span-33"/><text:bookmark text:name="MathJax-Span-34"/><text:bookmark text:name="MathJax-Span-35"/><text:span text:style-name="T2">+</text:span><text:bookmark text:name="MathJax-Span-36"/><text:span text:style-name="T1">b</text:span><text:span text:style-name="T3">�+�</text:span> (<text:bookmark text:name="MathJax-Element-9-Frame"/><text:bookmark text:name="MathJax-Span-37"/><text:bookmark text:name="MathJax-Span-38"/><text:bookmark text:name="MathJax-Span-39"/><text:span text:style-name="T2">0</text:span><text:bookmark text:name="MathJax-Span-40"/><text:span text:style-name="T4">≤</text:span><text:bookmark text:name="MathJax-Span-41"/><text:span text:style-name="T1">a</text:span><text:bookmark text:name="MathJax-Span-42"/><text:span text:style-name="T2">,</text:span><text:bookmark text:name="MathJax-Span-43"/><text:span text:style-name="T1">b</text:span><text:bookmark text:name="MathJax-Span-44"/><text:span text:style-name="T4">≤</text:span><text:bookmark text:name="MathJax-Span-45"/><text:span text:style-name="T2">9</text:span><text:span text:style-name="T3">0≤�,�≤9</text:span>, both <text:bookmark text:name="MathJax-Element-10-Frame"/><text:bookmark text:name="MathJax-Span-46"/><text:bookmark text:name="MathJax-Span-47"/><text:bookmark text:name="MathJax-Span-48"/><text:span text:style-name="T1">a</text:span><text:span text:style-name="T3">�</text:span> and <text:bookmark text:name="MathJax-Element-11-Frame"/><text:bookmark text:name="MathJax-Span-49"/><text:bookmark text:name="MathJax-Span-50"/><text:bookmark text:name="MathJax-Span-51"/><text:span text:style-name="T1">b</text:span><text:span text:style-name="T3">�</text:span> are integers). The integers are <text:span text:style-name="T6">not</text:span> separated from the <text:bookmark text:name="MathJax-Element-12-Frame"/><text:bookmark text:name="MathJax-Span-52"/><text:bookmark text:name="MathJax-Span-53"/><text:bookmark text:name="MathJax-Span-54"/><text:span text:style-name="T2">+</text:span><text:span text:style-name="T3">+</text:span> sign.</text:p>
        <text:p text:style-name="P11">Output</text:p>
        <text:p text:style-name="P9">For each test case, print one integer — the result of the expression.</text:p>
        <text:p text:style-name="P10">Example</text:p>
        <text:p text:style-name="P12">input</text:p>
        <text:section text:style-name="Sect1" text:name="id001330413879289718">
          <text:p text:style-name="P13">Copy</text:p>
        </text:section>
        <text:p text:style-name="P1"><text:bookmark text:name="id0040107101571283144"/>4</text:p>
        <text:p text:style-name="P4">4+2</text:p>
        <text:p text:style-name="P1">0+0</text:p>
        <text:p text:style-name="P4">3+7</text:p>
        <text:p text:style-name="P1">8+9</text:p>
        <text:p text:style-name="P12">output</text:p>
        <text:section text:style-name="Sect1" text:name="id005826939304282404">
          <text:p text:style-name="P13">Copy</text:p>
        </text:section>
        <text:p text:style-name="P2"><text:bookmark text:name="id002510747932351851"/>6</text:p>
        <text:p text:style-name="P3">0</text:p>
        <text:p text:style-name="P3">10</text:p>
        <text:p text:style-name="P3">17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2:46:58.530000000</dc:date>
    <meta:editing-duration>PT11S</meta:editing-duration>
    <meta:editing-cycles>1</meta:editing-cycles>
    <meta:document-statistic meta:table-count="0" meta:image-count="0" meta:object-count="0" meta:page-count="1" meta:paragraph-count="30" meta:word-count="118" meta:character-count="627" meta:non-whitespace-character-count="535"/>
    <meta:generator>LibreOffice/7.2.2.2$Windows_X86_64 LibreOffice_project/02b2acce88a210515b4a5bb2e46cbfb63fe97d56</meta:generator>
  </office:meta>
</office:document-meta>
</file>